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5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20"/>
        </table:table-row>
        <table:table-row table:style-name="ro2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ai_weight</text:p>
          </table:table-cell>
          <table:table-cell table:style-name="ce1" office:value-type="string">
            <text:p>valid_for_country 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table:number-columns-repeated="4"/>
          <table:table-cell office:value-type="string">
            <text:p>weight</text:p>
          </table:table-cell>
          <table:table-cell table:style-name="ce1" office:value-type="string">
            <text:p>modifier 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>
            <text:p>factor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"AUTO_REPAI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table:number-columns-repeated="3" office:value-type="string">
            <text:p>#delete</text:p>
          </table:table-cell>
          <table:table-cell table:formula="of:=[.A7]" office:value-type="string" office:string-value="&quot;AUTO_REPAIR_2&quot;">
            <text:p>"AUTO_REPAIR_2"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"AUTO_REPAIR</text:p>
          </table:table-cell>
          <table:table-cell table:number-columns-repeated="3"/>
        </table:table-row>
        <table:table-row table:style-name="ro1">
          <table:table-cell office:value-type="string">
            <text:p>"AUTO_REPAIR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table:number-columns-repeated="3" office:value-type="string">
            <text:p>#delete</text:p>
          </table:table-cell>
          <table:table-cell/>
          <table:table-cell office:value-type="string">
            <text:p>10</text:p>
          </table:table-cell>
          <table:table-cell table:formula="of:=[.Q6]" office:value-type="float" office:value="0">
            <text:p>0</text:p>
          </table:table-cell>
          <table:table-cell office:value-type="string">
            <text:p>"AUTO_REPAIR_2</text:p>
          </table:table-cell>
          <table:table-cell table:number-columns-repeated="3"/>
        </table:table-row>
        <table:table-row table:style-name="ro1">
          <table:table-cell office:value-type="string">
            <text:p>"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table:number-columns-repeated="3" office:value-type="string">
            <text:p>#delete</text:p>
          </table:table-cell>
          <table:table-cell table:formula="of:=[.A9]" office:value-type="string" office:string-value="&quot;SHIELD_MULTIPLEXER_2&quot;">
            <text:p>"SHIELD_MULTIPLEXER_2"</text:p>
          </table:table-cell>
          <table:table-cell office:value-type="string">
            <text:p>1</text:p>
          </table:table-cell>
          <table:table-cell table:formula="of:=[.Q7]" office:value-type="float" office:value="0">
            <text:p>0</text:p>
          </table:table-cell>
          <table:table-cell office:value-type="string">
            <text:p>"SHIELD_MULTIPLEXER_1</text:p>
          </table:table-cell>
          <table:table-cell table:number-columns-repeated="3"/>
        </table:table-row>
        <table:table-row table:style-name="ro1">
          <table:table-cell office:value-type="string">
            <text:p>"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table:number-columns-repeated="3" office:value-type="string">
            <text:p>#delete</text:p>
          </table:table-cell>
          <table:table-cell/>
          <table:table-cell office:value-type="string">
            <text:p>10</text:p>
          </table:table-cell>
          <table:table-cell table:formula="of:=[.Q8]" office:value-type="float" office:value="0">
            <text:p>0</text:p>
          </table:table-cell>
          <table:table-cell office:value-type="string">
            <text:p>"SHIELD_MULTIPLEXER_2</text:p>
          </table:table-cell>
          <table:table-cell table:number-columns-repeated="3"/>
        </table:table-row>
        <table:table-row table:style-name="ro3">
          <table:table-cell office:value-type="string">
            <text:p>"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office:value-type="string">
            <text:p>#delete</text:p>
          </table:table-cell>
          <table:table-cell table:formula="of:=[.A11]" office:value-type="string" office:string-value="&quot;TARGETING_OPTRONICS_2&quot;">
            <text:p>"TARGETING_OPTRONICS_2"</text:p>
          </table:table-cell>
          <table:table-cell office:value-type="string">
            <text:p>1</text:p>
          </table:table-cell>
          <table:table-cell table:formula="of:=[.Q9]" office:value-type="float" office:value="0">
            <text:p>0</text:p>
          </table:table-cell>
          <table:table-cell office:value-type="string">
            <text:p>"TARGETING_OPTRONICS_1</text:p>
          </table:table-cell>
          <table:table-cell table:number-columns-repeated="3"/>
        </table:table-row>
        <table:table-row table:style-name="ro3">
          <table:table-cell office:value-type="string">
            <text:p>"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3" office:value-type="string">
            <text:p>#delete</text:p>
          </table:table-cell>
          <table:table-cell table:formula="of:=[.A12]" office:value-type="string" office:string-value="&quot;ENIGMATIC_ENCODER&quot;">
            <text:p>"ENIGMATIC_ENCODER"</text:p>
          </table:table-cell>
          <table:table-cell office:value-type="string">
            <text:p>10</text:p>
          </table:table-cell>
          <table:table-cell table:formula="of:=[.Q10]" office:value-type="float" office:value="0">
            <text:p>0</text:p>
          </table:table-cell>
          <table:table-cell office:value-type="string">
            <text:p>"TARGETING_OPTRONICS_2</text:p>
          </table:table-cell>
          <table:table-cell table:number-columns-repeated="3"/>
        </table:table-row>
        <table:table-row table:style-name="ro1">
          <table:table-cell office:value-type="string">
            <text:p>"ENIGMATIC_ENCOD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3" office:value-type="string">
            <text:p>#delete</text:p>
          </table:table-cell>
          <table:table-cell/>
          <table:table-cell office:value-type="string">
            <text:p>100</text:p>
          </table:table-cell>
          <table:table-cell table:formula="of:=[.Q11]" office:value-type="float" office:value="0">
            <text:p>0</text:p>
          </table:table-cell>
          <table:table-cell office:value-type="string">
            <text:p>"ENIGMATIC_ENCODER</text:p>
          </table:table-cell>
          <table:table-cell table:number-columns-repeated="3"/>
        </table:table-row>
        <table:table-row table:style-name="ro4">
          <table:table-cell office:value-type="string">
            <text:p>"EMPTY_AUX_SLOT"</text:p>
          </table:table-cell>
          <table:table-cell office:value-type="string">
            <text:p>aux</text:p>
          </table:table-cell>
          <table:table-cell table:style-name="ce1" office:value-type="string">
            <text:p>"GFX_ship_part_empty_ftl_drive"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  <table:table-cell office:value-type="string">
            <text:p>"ex_aux_slot_replace"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"</text:p>
          </table:table-cell>
          <table:table-cell table:number-columns-repeated="2"/>
        </table:table-row>
        <table:table-row table:style-name="ro3">
          <table:table-cell table:formula="of:=CONCATENATE([.R14];&quot;_&quot;;[.U14];[.S$13])" office:value-type="string" office:string-value="&quot;AUTO_REPAIR_CORVETTE&quot;">
            <text:p>"AUTO_REPAIR_CORVETTE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corvette corvetteNSC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15]" office:value-type="string" office:string-value="&quot;AUTO_REPAIR_2_CORVETTE&quot;">
            <text:p>"AUTO_REPAIR_2_CORVETTE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R15];&quot;_&quot;;[.U15];[.S$13])" office:value-type="string" office:string-value="&quot;AUTO_REPAIR_2_CORVETTE&quot;">
            <text:p>"AUTO_REPAIR_2_CORVETTE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corvette corvetteNSC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R16];&quot;_&quot;;[.U16];[.S$13])" office:value-type="string" office:string-value="&quot;SHIELD_MULTIPLEXER_1_CORVETTE&quot;">
            <text:p>"SHIELD_MULTIPLEXER_1_CORVETTE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17]" office:value-type="string" office:string-value="&quot;SHIELD_MULTIPLEXER_2_CORVETTE&quot;">
            <text:p>"SHIELD_MULTIPLEXER_2_CORVETTE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R17];&quot;_&quot;;[.U17];[.S$13])" office:value-type="string" office:string-value="&quot;SHIELD_MULTIPLEXER_2_CORVETTE&quot;">
            <text:p>"SHIELD_MULTIPLEXER_2_CORVETTE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R18];&quot;_&quot;;[.U18];[.S$13])" office:value-type="string" office:string-value="&quot;TARGETING_OPTRONICS_1_CORVETTE&quot;">
            <text:p>"TARGETING_OPTRONICS_1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19]" office:value-type="string" office:string-value="&quot;TARGETING_OPTRONICS_2_CORVETTE&quot;">
            <text:p>"TARGETING_OPTRONICS_2_CORVETTE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R19];&quot;_&quot;;[.U19];[.S$13])" office:value-type="string" office:string-value="&quot;TARGETING_OPTRONICS_2_CORVETTE&quot;">
            <text:p>"TARGETING_OPTRONICS_2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20]" office:value-type="string" office:string-value="&quot;ENIGMATIC_ENCODER_CORVETTE&quot;">
            <text:p>"ENIGMATIC_ENCODER_CORVETTE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R20];&quot;_&quot;;[.U20];[.S$13])" office:value-type="string" office:string-value="&quot;ENIGMATIC_ENCODER_CORVETTE&quot;">
            <text:p>"ENIGMATIC_ENCODER_CORVETTE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corvette corvetteNSC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R21];&quot;_&quot;;[.U21];[.S$13])" office:value-type="string" office:string-value="&quot;AUTO_REPAIR_DESTROYER&quot;">
            <text:p>"AUTO_REPAIR_DESTROY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destroyer destroyerNSC Escort Frigate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22]" office:value-type="string" office:string-value="&quot;AUTO_REPAIR_2_DESTROYER&quot;">
            <text:p>"AUTO_REPAIR_2_DESTROYER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R22];&quot;_&quot;;[.U22];[.S$13])" office:value-type="string" office:string-value="&quot;AUTO_REPAIR_2_DESTROYER&quot;">
            <text:p>"AUTO_REPAIR_2_DESTROY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destroyer destroyerNSC Escort Frigate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R23];&quot;_&quot;;[.U23];[.S$13])" office:value-type="string" office:string-value="&quot;SHIELD_MULTIPLEXER_1_DESTROYER&quot;">
            <text:p>"SHIELD_MULTIPLEXER_1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24]" office:value-type="string" office:string-value="&quot;SHIELD_MULTIPLEXER_2_DESTROYER&quot;">
            <text:p>"SHIELD_MULTIPLEXER_2_DESTROYER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R24];&quot;_&quot;;[.U24];[.S$13])" office:value-type="string" office:string-value="&quot;SHIELD_MULTIPLEXER_2_DESTROYER&quot;">
            <text:p>"SHIELD_MULTIPLEXER_2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R25];&quot;_&quot;;[.U25];[.S$13])" office:value-type="string" office:string-value="&quot;TARGETING_OPTRONICS_1_DESTROYER&quot;">
            <text:p>"TARGETING_OPTRONICS_1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26]" office:value-type="string" office:string-value="&quot;TARGETING_OPTRONICS_2_DESTROYER&quot;">
            <text:p>"TARGETING_OPTRONICS_2_DESTROYER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R26];&quot;_&quot;;[.U26];[.S$13])" office:value-type="string" office:string-value="&quot;TARGETING_OPTRONICS_2_DESTROYER&quot;">
            <text:p>"TARGETING_OPTRONICS_2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27]" office:value-type="string" office:string-value="&quot;ENIGMATIC_ENCODER_DESTROYER&quot;">
            <text:p>"ENIGMATIC_ENCODER_DESTROYER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R27];&quot;_&quot;;[.U27];[.S$13])" office:value-type="string" office:string-value="&quot;ENIGMATIC_ENCODER_DESTROYER&quot;">
            <text:p>"ENIGMATIC_ENCODER_DESTROY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destroyer destroyerNSC Escort Frigate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R28];&quot;_&quot;;[.U28];[.S$13])" office:value-type="string" office:string-value="&quot;AUTO_REPAIR_CRUISER&quot;">
            <text:p>"AUTO_REPAIR_CRUIS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29]" office:value-type="string" office:string-value="&quot;AUTO_REPAIR_2_CRUISER&quot;">
            <text:p>"AUTO_REPAIR_2_CRUISER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R29];&quot;_&quot;;[.U29];[.S$13])" office:value-type="string" office:string-value="&quot;AUTO_REPAIR_2_CRUISER&quot;">
            <text:p>"AUTO_REPAIR_2_CRUIS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R30];&quot;_&quot;;[.U30];[.S$13])" office:value-type="string" office:string-value="&quot;SHIELD_MULTIPLEXER_1_CRUISER&quot;">
            <text:p>"SHIELD_MULTIPLEXER_1_CRUIS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31]" office:value-type="string" office:string-value="&quot;SHIELD_MULTIPLEXER_2_CRUISER&quot;">
            <text:p>"SHIELD_MULTIPLEXER_2_CRUISER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R31];&quot;_&quot;;[.U31];[.S$13])" office:value-type="string" office:string-value="&quot;SHIELD_MULTIPLEXER_2_CRUISER&quot;">
            <text:p>"SHIELD_MULTIPLEXER_2_CRUIS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R32];&quot;_&quot;;[.U32];[.S$13])" office:value-type="string" office:string-value="&quot;TARGETING_OPTRONICS_1_CRUISER&quot;">
            <text:p>"TARGETING_OPTRONICS_1_CRUIS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33]" office:value-type="string" office:string-value="&quot;TARGETING_OPTRONICS_2_CRUISER&quot;">
            <text:p>"TARGETING_OPTRONICS_2_CRUISER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R33];&quot;_&quot;;[.U33];[.S$13])" office:value-type="string" office:string-value="&quot;TARGETING_OPTRONICS_2_CRUISER&quot;">
            <text:p>"TARGETING_OPTRONICS_2_CRUIS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34]" office:value-type="string" office:string-value="&quot;ENIGMATIC_ENCODER_CRUISER&quot;">
            <text:p>"ENIGMATIC_ENCODER_CRUISER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R34];&quot;_&quot;;[.U34];[.S$13])" office:value-type="string" office:string-value="&quot;ENIGMATIC_ENCODER_CRUISER&quot;">
            <text:p>"ENIGMATIC_ENCODER_CRUIS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R35];&quot;_&quot;;[.U35];[.S$13])" office:value-type="string" office:string-value="&quot;AUTO_REPAIR_BB&quot;">
            <text:p>"AUTO_REPAIR_BB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battleship battleshipNSC Carrier SCX_Carrier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36]" office:value-type="string" office:string-value="&quot;AUTO_REPAIR_2_BB&quot;">
            <text:p>"AUTO_REPAIR_2_BB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R36];&quot;_&quot;;[.U36];[.S$13])" office:value-type="string" office:string-value="&quot;AUTO_REPAIR_2_BB&quot;">
            <text:p>"AUTO_REPAIR_2_BB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battleship battleshipNSC Carrier SCX_Carrier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R37];&quot;_&quot;;[.U37];[.S$13])" office:value-type="string" office:string-value="&quot;SHIELD_MULTIPLEXER_1_BB&quot;">
            <text:p>"SHIELD_MULTIPLEXER_1_BB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38]" office:value-type="string" office:string-value="&quot;SHIELD_MULTIPLEXER_2_BB&quot;">
            <text:p>"SHIELD_MULTIPLEXER_2_BB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R38];&quot;_&quot;;[.U38];[.S$13])" office:value-type="string" office:string-value="&quot;SHIELD_MULTIPLEXER_2_BB&quot;">
            <text:p>"SHIELD_MULTIPLEXER_2_BB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R39];&quot;_&quot;;[.U39];[.S$13])" office:value-type="string" office:string-value="&quot;TARGETING_OPTRONICS_1_BB&quot;">
            <text:p>"TARGETING_OPTRONICS_1_BB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40]" office:value-type="string" office:string-value="&quot;TARGETING_OPTRONICS_2_BB&quot;">
            <text:p>"TARGETING_OPTRONICS_2_BB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R40];&quot;_&quot;;[.U40];[.S$13])" office:value-type="string" office:string-value="&quot;TARGETING_OPTRONICS_2_BB&quot;">
            <text:p>"TARGETING_OPTRONICS_2_BB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41]" office:value-type="string" office:string-value="&quot;ENIGMATIC_ENCODER_BB&quot;">
            <text:p>"ENIGMATIC_ENCODER_BB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R41];&quot;_&quot;;[.U41];[.S$13])" office:value-type="string" office:string-value="&quot;ENIGMATIC_ENCODER_BB&quot;">
            <text:p>"ENIGMATIC_ENCODER_BB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R42];&quot;_&quot;;[.U42];[.S$13])" office:value-type="string" office:string-value="&quot;AUTO_REPAIR_DN&quot;">
            <text:p>"AUTO_REPAIR_DN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43]" office:value-type="string" office:string-value="&quot;AUTO_REPAIR_2_DN&quot;">
            <text:p>"AUTO_REPAIR_2_DN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R43];&quot;_&quot;;[.U43];[.S$13])" office:value-type="string" office:string-value="&quot;AUTO_REPAIR_2_DN&quot;">
            <text:p>"AUTO_REPAIR_2_DN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R44];&quot;_&quot;;[.U44];[.S$13])" office:value-type="string" office:string-value="&quot;SHIELD_MULTIPLEXER_1_DN&quot;">
            <text:p>"SHIELD_MULTIPLEXER_1_DN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45]" office:value-type="string" office:string-value="&quot;SHIELD_MULTIPLEXER_2_DN&quot;">
            <text:p>"SHIELD_MULTIPLEXER_2_DN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R45];&quot;_&quot;;[.U45];[.S$13])" office:value-type="string" office:string-value="&quot;SHIELD_MULTIPLEXER_2_DN&quot;">
            <text:p>"SHIELD_MULTIPLEXER_2_DN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R46];&quot;_&quot;;[.U46];[.S$13])" office:value-type="string" office:string-value="&quot;TARGETING_OPTRONICS_1_DN&quot;">
            <text:p>"TARGETING_OPTRONICS_1_DN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47]" office:value-type="string" office:string-value="&quot;TARGETING_OPTRONICS_2_DN&quot;">
            <text:p>"TARGETING_OPTRONICS_2_DN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R47];&quot;_&quot;;[.U47];[.S$13])" office:value-type="string" office:string-value="&quot;TARGETING_OPTRONICS_2_DN&quot;">
            <text:p>"TARGETING_OPTRONICS_2_DN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48]" office:value-type="string" office:string-value="&quot;ENIGMATIC_ENCODER_DN&quot;">
            <text:p>"ENIGMATIC_ENCODER_DN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R48];&quot;_&quot;;[.U48];[.S$13])" office:value-type="string" office:string-value="&quot;ENIGMATIC_ENCODER_DN&quot;">
            <text:p>"ENIGMATIC_ENCODER_DN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R49];&quot;_&quot;;[.U49];[.S$13])" office:value-type="string" office:string-value="&quot;AUTO_REPAIR_SF&quot;">
            <text:p>"AUTO_REPAIR_S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50]" office:value-type="string" office:string-value="&quot;AUTO_REPAIR_2_SF&quot;">
            <text:p>"AUTO_REPAIR_2_SF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3">
          <table:table-cell table:formula="of:=CONCATENATE([.R50];&quot;_&quot;;[.U50];[.S$13])" office:value-type="string" office:string-value="&quot;AUTO_REPAIR_2_SF&quot;">
            <text:p>"AUTO_REPAIR_2_S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1">
          <table:table-cell table:formula="of:=CONCATENATE([.R51];&quot;_&quot;;[.U51];[.S$13])" office:value-type="string" office:string-value="&quot;SHIELD_MULTIPLEXER_1_SF&quot;">
            <text:p>"SHIELD_MULTIPLEXER_1_S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52]" office:value-type="string" office:string-value="&quot;SHIELD_MULTIPLEXER_2_SF&quot;">
            <text:p>"SHIELD_MULTIPLEXER_2_SF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1">
          <table:table-cell table:formula="of:=CONCATENATE([.R52];&quot;_&quot;;[.U52];[.S$13])" office:value-type="string" office:string-value="&quot;SHIELD_MULTIPLEXER_2_SF&quot;">
            <text:p>"SHIELD_MULTIPLEXER_2_S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3">
          <table:table-cell table:formula="of:=CONCATENATE([.R53];&quot;_&quot;;[.U53];[.S$13])" office:value-type="string" office:string-value="&quot;TARGETING_OPTRONICS_1_SF&quot;">
            <text:p>"TARGETING_OPTRONICS_1_S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54]" office:value-type="string" office:string-value="&quot;TARGETING_OPTRONICS_2_SF&quot;">
            <text:p>"TARGETING_OPTRONICS_2_SF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3">
          <table:table-cell table:formula="of:=CONCATENATE([.R54];&quot;_&quot;;[.U54];[.S$13])" office:value-type="string" office:string-value="&quot;TARGETING_OPTRONICS_2_SF&quot;">
            <text:p>"TARGETING_OPTRONICS_2_S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55]" office:value-type="string" office:string-value="&quot;ENIGMATIC_ENCODER_SF&quot;">
            <text:p>"ENIGMATIC_ENCODER_SF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1">
          <table:table-cell table:formula="of:=CONCATENATE([.R55];&quot;_&quot;;[.U55];[.S$13])" office:value-type="string" office:string-value="&quot;ENIGMATIC_ENCODER_SF&quot;">
            <text:p>"ENIGMATIC_ENCODER_S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small outpost_station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3">
          <table:table-cell table:formula="of:=CONCATENATE([.R56];&quot;_&quot;;[.U56];[.S$13])" office:value-type="string" office:string-value="&quot;AUTO_REPAIR_MF&quot;">
            <text:p>"AUTO_REPAIR_M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medium ass_military_complex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57]" office:value-type="string" office:string-value="&quot;AUTO_REPAIR_2_MF&quot;">
            <text:p>"AUTO_REPAIR_2_MF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3">
          <table:table-cell table:formula="of:=CONCATENATE([.R57];&quot;_&quot;;[.U57];[.S$13])" office:value-type="string" office:string-value="&quot;AUTO_REPAIR_2_MF&quot;">
            <text:p>"AUTO_REPAIR_2_M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medium ass_military_complex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1">
          <table:table-cell table:formula="of:=CONCATENATE([.R58];&quot;_&quot;;[.U58];[.S$13])" office:value-type="string" office:string-value="&quot;SHIELD_MULTIPLEXER_1_MF&quot;">
            <text:p>"SHIELD_MULTIPLEXER_1_M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59]" office:value-type="string" office:string-value="&quot;SHIELD_MULTIPLEXER_2_MF&quot;">
            <text:p>"SHIELD_MULTIPLEXER_2_MF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1">
          <table:table-cell table:formula="of:=CONCATENATE([.R59];&quot;_&quot;;[.U59];[.S$13])" office:value-type="string" office:string-value="&quot;SHIELD_MULTIPLEXER_2_MF&quot;">
            <text:p>"SHIELD_MULTIPLEXER_2_M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3">
          <table:table-cell table:formula="of:=CONCATENATE([.R60];&quot;_&quot;;[.U60];[.S$13])" office:value-type="string" office:string-value="&quot;TARGETING_OPTRONICS_1_MF&quot;">
            <text:p>"TARGETING_OPTRONICS_1_M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61]" office:value-type="string" office:string-value="&quot;TARGETING_OPTRONICS_2_MF&quot;">
            <text:p>"TARGETING_OPTRONICS_2_MF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3">
          <table:table-cell table:formula="of:=CONCATENATE([.R61];&quot;_&quot;;[.U61];[.S$13])" office:value-type="string" office:string-value="&quot;TARGETING_OPTRONICS_2_MF&quot;">
            <text:p>"TARGETING_OPTRONICS_2_M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62]" office:value-type="string" office:string-value="&quot;ENIGMATIC_ENCODER_MF&quot;">
            <text:p>"ENIGMATIC_ENCODER_MF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1">
          <table:table-cell table:formula="of:=CONCATENATE([.R62];&quot;_&quot;;[.U62];[.S$13])" office:value-type="string" office:string-value="&quot;ENIGMATIC_ENCODER_MF&quot;">
            <text:p>"ENIGMATIC_ENCODER_M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3">
          <table:table-cell table:formula="of:=CONCATENATE([.R63];&quot;_&quot;;[.U63];[.S$13])" office:value-type="string" office:string-value="&quot;AUTO_REPAIR_LF&quot;">
            <text:p>"AUTO_REPAIR_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large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64]" office:value-type="string" office:string-value="&quot;AUTO_REPAIR_2_LF&quot;">
            <text:p>"AUTO_REPAIR_2_LF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3">
          <table:table-cell table:formula="of:=CONCATENATE([.R64];&quot;_&quot;;[.U64];[.S$13])" office:value-type="string" office:string-value="&quot;AUTO_REPAIR_2_LF&quot;">
            <text:p>"AUTO_REPAIR_2_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large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1">
          <table:table-cell table:formula="of:=CONCATENATE([.R65];&quot;_&quot;;[.U65];[.S$13])" office:value-type="string" office:string-value="&quot;SHIELD_MULTIPLEXER_1_LF&quot;">
            <text:p>"SHIELD_MULTIPLEXER_1_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66]" office:value-type="string" office:string-value="&quot;SHIELD_MULTIPLEXER_2_LF&quot;">
            <text:p>"SHIELD_MULTIPLEXER_2_LF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1">
          <table:table-cell table:formula="of:=CONCATENATE([.R66];&quot;_&quot;;[.U66];[.S$13])" office:value-type="string" office:string-value="&quot;SHIELD_MULTIPLEXER_2_LF&quot;">
            <text:p>"SHIELD_MULTIPLEXER_2_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3">
          <table:table-cell table:formula="of:=CONCATENATE([.R67];&quot;_&quot;;[.U67];[.S$13])" office:value-type="string" office:string-value="&quot;TARGETING_OPTRONICS_1_LF&quot;">
            <text:p>"TARGETING_OPTRONICS_1_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large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68]" office:value-type="string" office:string-value="&quot;TARGETING_OPTRONICS_2_LF&quot;">
            <text:p>"TARGETING_OPTRONICS_2_LF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3">
          <table:table-cell table:formula="of:=CONCATENATE([.R68];&quot;_&quot;;[.U68];[.S$13])" office:value-type="string" office:string-value="&quot;TARGETING_OPTRONICS_2_LF&quot;">
            <text:p>"TARGETING_OPTRONICS_2_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large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69]" office:value-type="string" office:string-value="&quot;ENIGMATIC_ENCODER_LF&quot;">
            <text:p>"ENIGMATIC_ENCODER_LF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1">
          <table:table-cell table:formula="of:=CONCATENATE([.R69];&quot;_&quot;;[.U69];[.S$13])" office:value-type="string" office:string-value="&quot;ENIGMATIC_ENCODER_LF&quot;">
            <text:p>"ENIGMATIC_ENCODER_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large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3">
          <table:table-cell table:formula="of:=CONCATENATE([.R70];&quot;_&quot;;[.U70];[.S$13])" office:value-type="string" office:string-value="&quot;AUTO_REPAIR_XLF&quot;">
            <text:p>"AUTO_REPAIR_X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71]" office:value-type="string" office:string-value="&quot;AUTO_REPAIR_2_XLF&quot;">
            <text:p>"AUTO_REPAIR_2_XLF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R71];&quot;_&quot;;[.U71];[.S$13])" office:value-type="string" office:string-value="&quot;AUTO_REPAIR_2_XLF&quot;">
            <text:p>"AUTO_REPAIR_2_X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R72];&quot;_&quot;;[.U72];[.S$13])" office:value-type="string" office:string-value="&quot;SHIELD_MULTIPLEXER_1_XLF&quot;">
            <text:p>"SHIELD_MULTIPLEXER_1_X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73]" office:value-type="string" office:string-value="&quot;SHIELD_MULTIPLEXER_2_XLF&quot;">
            <text:p>"SHIELD_MULTIPLEXER_2_XLF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R73];&quot;_&quot;;[.U73];[.S$13])" office:value-type="string" office:string-value="&quot;SHIELD_MULTIPLEXER_2_XLF&quot;">
            <text:p>"SHIELD_MULTIPLEXER_2_X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R74];&quot;_&quot;;[.U74];[.S$13])" office:value-type="string" office:string-value="&quot;TARGETING_OPTRONICS_1_XLF&quot;">
            <text:p>"TARGETING_OPTRONICS_1_X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75]" office:value-type="string" office:string-value="&quot;TARGETING_OPTRONICS_2_XLF&quot;">
            <text:p>"TARGETING_OPTRONICS_2_XLF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R75];&quot;_&quot;;[.U75];[.S$13])" office:value-type="string" office:string-value="&quot;TARGETING_OPTRONICS_2_XLF&quot;">
            <text:p>"TARGETING_OPTRONICS_2_X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76]" office:value-type="string" office:string-value="&quot;ENIGMATIC_ENCODER_XLF&quot;">
            <text:p>"ENIGMATIC_ENCODER_XLF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R76];&quot;_&quot;;[.U76];[.S$13])" office:value-type="string" office:string-value="&quot;ENIGMATIC_ENCODER_XLF&quot;">
            <text:p>"ENIGMATIC_ENCODER_X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XLF</text:p>
          </table:table-cell>
        </table:table-row>
      </table:table>
      <table:table table:name="OccurenceNumbers" table:style-name="ta1">
        <table:table-column table:style-name="co2" table:number-columns-repeated="15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14"/>
        </table:table-row>
        <table:table-row table:style-name="ro3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ai_weight</text:p>
          </table:table-cell>
        </table:table-row>
        <table:table-row table:style-name="ro3">
          <table:table-cell table:number-columns-repeated="6"/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table:number-columns-repeated="3"/>
          <table:table-cell office:value-type="string">
            <text:p>weigh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AUTO_REPAIR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AUTO_REPAIR_2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HIELD_MULTIPLEXER_1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HIELD_MULTIPLEXER_2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TARGETING_OPTRONICS_1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TARGETING_OPTRONICS_2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ENIGMATIC_ENCODER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9:52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1T19:52:07.66</dc:date>
    <dc:creator>David </dc:creator>
    <meta:editing-duration>PT1H21M22S</meta:editing-duration>
    <meta:editing-cycles>10</meta:editing-cycles>
    <meta:document-statistic meta:table-count="2" meta:cell-count="1165" meta:object-count="0"/>
  </office:meta>
</office:document-meta>
</file>